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3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4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gr6" style:family="graphic" style:parent-style-name="standard">
      <style:graphic-properties svg:stroke-width="0cm" svg:stroke-color="#000000" draw:marker-start-width="0.199cm" draw:marker-end-width="0.199cm" draw:fill="solid" draw:fill-color="#ffffff" draw:textarea-horizontal-align="justify" draw:textarea-vertical-align="middle" draw:auto-grow-height="false" fo:min-height="0cm" fo:min-width="0cm" fo:padding-top="0.124cm" fo:padding-bottom="0.124cm" fo:padding-left="0.249cm" fo:padding-right="0.249cm"/>
    </style:style>
    <style:style style:name="gr7" style:family="graphic" style:parent-style-name="standard">
      <style:graphic-properties draw:stroke="none" svg:stroke-width="0cm" svg:stroke-color="#000000" draw:marker-start-width="0.199cm" draw:marker-end-width="0.199cm" draw:fill="none" draw:fill-color="#ffffff" fo:min-height="1.568cm"/>
    </style:style>
    <style:style style:name="gr8" style:family="graphic" style:parent-style-name="standard">
      <style:graphic-properties draw:stroke="none" svg:stroke-width="0cm" svg:stroke-color="#000000" draw:marker-start-width="0.199cm" draw:marker-end-width="0.199cm" draw:fill="solid" draw:fill-color="#000000" draw:textarea-horizontal-align="center" draw:textarea-vertical-align="middle" fo:min-height="3.132cm" draw:shadow="hidden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1.016cm"/>
    </style:style>
    <style:style style:name="gr1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dash" draw:stroke-dash="Fine_20_Dashed" svg:stroke-width="0.102cm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999999" draw:textarea-vertical-align="middle" draw:auto-grow-height="false" fo:min-height="0.749cm" fo:min-width="0.499cm"/>
    </style:style>
    <style:style style:name="gr16" style:family="graphic" style:parent-style-name="standard">
      <style:graphic-properties svg:stroke-color="#000000" draw:fill="solid" draw:fill-color="#cccccc" draw:textarea-vertical-align="middle" draw:auto-grow-height="false" fo:min-height="0.749cm" fo:min-width="0.499cm"/>
    </style:style>
    <style:style style:name="gr17" style:family="graphic" style:parent-style-name="objectwithoutfill">
      <style:graphic-properties svg:stroke-color="#000000" draw:fill="none" draw:fill-color="#ffffff" draw:textarea-vertical-align="middle"/>
    </style:style>
    <style:style style:name="gr18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102cm" draw:marker-start-width="0.353cm" draw:marker-end="Arrow" draw:marker-end-width="0.453cm" draw:fill="none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svg:stroke-width="0.102cm" svg:stroke-color="#000000" draw:marker-start-width="0.353cm" draw:marker-end-width="0.353cm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P1" style:family="paragraph"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size="66pt" fo:font-weight="normal" style:font-size-asian="66pt" style:font-weight-asian="normal" style:font-size-complex="66pt" style:font-weight-complex="normal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176cm" svg:height="1.397cm" svg:x="1.889cm" svg:y="1.89cm">
          <draw:text-box>
            <text:p><text:span text:style-name="T1">Privacy Threat Scenario 01</text:span></text:p>
          </draw:text-box>
        </draw:frame>
        <draw:g xml:id="id5" draw:id="id5">
          <draw:g>
            <draw:line draw:style-name="gr2" draw:text-style-name="P2" draw:layer="layout" svg:x1="4.847cm" svg:y1="24.136cm" svg:x2="4.847cm" svg:y2="27.185cm">
              <text:p/>
            </draw:line>
            <draw:line draw:style-name="gr3" draw:text-style-name="P2" draw:layer="layout" svg:x1="3.513cm" svg:y1="25.072cm" svg:x2="6.18cm" svg:y2="25.072cm">
              <text:p/>
            </draw:line>
            <draw:line draw:style-name="gr3" draw:text-style-name="P2" draw:layer="layout" svg:x1="3.513cm" svg:y1="28.132cm" svg:x2="4.847cm" svg:y2="27.116cm">
              <text:p/>
            </draw:line>
            <draw:line draw:style-name="gr3" draw:text-style-name="P2" draw:layer="layout" svg:x1="6.18cm" svg:y1="28.121cm" svg:x2="4.87cm" svg:y2="27.137cm">
              <text:p/>
            </draw:line>
            <draw:custom-shape draw:style-name="gr4" draw:text-style-name="P2" draw:layer="layout" svg:width="1.778cm" svg:height="1.525cm" svg:x="3.958cm" svg:y="22.5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3" draw:layer="layout" svg:width="4.799cm" svg:height="1.397cm" svg:x="2.424cm" svg:y="28.259cm">
              <draw:text-box>
                <text:p text:style-name="P2"><text:span text:style-name="T1">Citizen</text:span></text:p>
              </draw:text-box>
            </draw:frame>
          </draw:g>
          <draw:frame draw:style-name="gr5" draw:text-style-name="P3" draw:layer="layout" svg:width="1.651cm" svg:height="1.27cm" svg:x="2.57cm" svg:y="21.701cm">
            <draw:text-box>
              <text:p text:style-name="P2"><text:span text:style-name="T1">(a)</text:span></text:p>
            </draw:text-box>
          </draw:frame>
        </draw:g>
        <draw:g xml:id="id6" draw:id="id6">
          <draw:g>
            <draw:custom-shape draw:style-name="gr6" draw:text-style-name="P2" draw:layer="layout" svg:width="4.318cm" svg:height="6.01cm" svg:x="12.582cm" svg:y="11.2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4" draw:layer="layout" svg:width="3.632cm" svg:height="1.843cm" svg:x="12.984cm" svg:y="14.573cm">
              <draw:text-box>
                <text:p text:style-name="P2"><text:span text:style-name="T2">Mobile Device</text:span></text:p>
              </draw:text-box>
            </draw:frame>
            <draw:g>
              <draw:path draw:style-name="gr8" draw:text-style-name="P5" draw:layer="layout" svg:width="2.171cm" svg:height="0.634cm" svg:x="13.69cm" svg:y="12.309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<text:p/>
              </draw:path>
              <draw:path draw:style-name="gr8" draw:text-style-name="P5" draw:layer="layout" svg:width="2.171cm" svg:height="0.634cm" svg:x="13.702cm" svg:y="13.084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<text:p/>
              </draw:path>
              <draw:path draw:style-name="gr8" draw:text-style-name="P5" draw:layer="layout" svg:width="2.171cm" svg:height="0.634cm" svg:x="13.715cm" svg:y="13.858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<text:p/>
              </draw:path>
            </draw:g>
          </draw:g>
          <draw:frame draw:style-name="gr5" draw:text-style-name="P3" draw:layer="layout" svg:width="1.651cm" svg:height="1.27cm" svg:x="10.906cm" svg:y="10.162cm">
            <draw:text-box>
              <text:p text:style-name="P2"><text:span text:style-name="T1">(b)</text:span></text:p>
            </draw:text-box>
          </draw:frame>
        </draw:g>
        <draw:g xml:id="id2" draw:id="id2">
          <draw:g>
            <draw:g>
              <draw:custom-shape draw:style-name="gr9" draw:text-style-name="P2" draw:layer="layout" svg:width="5.334cm" svg:height="8.128cm" svg:x="26.176cm" svg:y="6.142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frame draw:style-name="gr1" draw:text-style-name="P1" draw:layer="layout" svg:width="3.048cm" svg:height="1.397cm" svg:x="26.684cm" svg:y="9.317cm">
                <draw:text-box>
                  <text:p><text:span text:style-name="T1">Server</text:span></text:p>
                </draw:text-box>
              </draw:frame>
            </draw:g>
            <draw:g>
              <draw:custom-shape draw:style-name="gr10" draw:text-style-name="P2" draw:layer="layout" svg:width="2.54cm" svg:height="2.413cm" svg:x="32.131cm" svg:y="8.428cm">
                <text:p/>
                <draw:enhanced-geometry svg:viewBox="0 0 21600 21600" draw:text-areas="0 0 21600 21600" draw:type="circular-arrow" draw:modifiers="180 151.323565458287 9509.76261726659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frame draw:style-name="gr11" draw:text-style-name="P3" draw:layer="layout" svg:width="4.826cm" svg:height="1.266cm" svg:x="30.988cm" svg:y="11.099cm">
                <draw:text-box>
                  <text:p text:style-name="P2"><text:span text:style-name="T1">Mining</text:span></text:p>
                </draw:text-box>
              </draw:frame>
            </draw:g>
            <draw:custom-shape draw:style-name="gr12" draw:text-style-name="P2" draw:layer="layout" svg:width="13.081cm" svg:height="12.192cm" svg:x="23.89cm" svg:y="4.491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12.319cm" svg:height="1.397cm" svg:x="25.033cm" svg:y="15.032cm">
              <draw:text-box>
                <text:p text:style-name="P2"><text:span text:style-name="T1">L+G Data Center</text:span></text:p>
              </draw:text-box>
            </draw:frame>
          </draw:g>
          <draw:frame draw:style-name="gr5" draw:text-style-name="P3" draw:layer="layout" svg:width="1.651cm" svg:height="1.27cm" svg:x="24.438cm" svg:y="5.282cm">
            <draw:text-box>
              <text:p text:style-name="P2"><text:span text:style-name="T1">(c)</text:span></text:p>
            </draw:text-box>
          </draw:frame>
        </draw:g>
        <draw:g xml:id="id4" draw:id="id4">
          <draw:g>
            <draw:line draw:style-name="gr2" draw:text-style-name="P2" draw:layer="layout" svg:x1="26.242cm" svg:y1="31.053cm" svg:x2="26.242cm" svg:y2="34.102cm">
              <text:p/>
            </draw:line>
            <draw:line draw:style-name="gr3" draw:text-style-name="P2" draw:layer="layout" svg:x1="24.908cm" svg:y1="31.989cm" svg:x2="27.575cm" svg:y2="31.989cm">
              <text:p/>
            </draw:line>
            <draw:line draw:style-name="gr3" draw:text-style-name="P2" draw:layer="layout" svg:x1="24.908cm" svg:y1="35.049cm" svg:x2="26.242cm" svg:y2="34.033cm">
              <text:p/>
            </draw:line>
            <draw:line draw:style-name="gr3" draw:text-style-name="P2" draw:layer="layout" svg:x1="27.575cm" svg:y1="35.038cm" svg:x2="26.265cm" svg:y2="34.054cm">
              <text:p/>
            </draw:line>
            <draw:custom-shape draw:style-name="gr4" draw:text-style-name="P2" draw:layer="layout" svg:width="1.778cm" svg:height="1.525cm" svg:x="25.353cm" svg:y="29.4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3" draw:layer="layout" svg:width="4.799cm" svg:height="1.397cm" svg:x="23.819cm" svg:y="35.176cm">
              <draw:text-box>
                <text:p text:style-name="P2"><text:span text:style-name="T1">DBAdmin</text:span></text:p>
              </draw:text-box>
            </draw:frame>
          </draw:g>
          <draw:g>
            <draw:line draw:style-name="gr2" draw:text-style-name="P2" draw:layer="layout" svg:x1="31.068cm" svg:y1="31.04cm" svg:x2="31.068cm" svg:y2="34.089cm">
              <text:p/>
            </draw:line>
            <draw:line draw:style-name="gr3" draw:text-style-name="P2" draw:layer="layout" svg:x1="29.734cm" svg:y1="31.976cm" svg:x2="32.401cm" svg:y2="31.976cm">
              <text:p/>
            </draw:line>
            <draw:line draw:style-name="gr3" draw:text-style-name="P2" draw:layer="layout" svg:x1="29.734cm" svg:y1="35.036cm" svg:x2="31.068cm" svg:y2="34.02cm">
              <text:p/>
            </draw:line>
            <draw:line draw:style-name="gr3" draw:text-style-name="P2" draw:layer="layout" svg:x1="32.401cm" svg:y1="35.025cm" svg:x2="31.091cm" svg:y2="34.041cm">
              <text:p/>
            </draw:line>
            <draw:custom-shape draw:style-name="gr4" draw:text-style-name="P2" draw:layer="layout" svg:width="1.778cm" svg:height="1.525cm" svg:x="30.179cm" svg:y="29.4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3" draw:layer="layout" svg:width="4.799cm" svg:height="1.397cm" svg:x="28.645cm" svg:y="35.163cm">
              <draw:text-box>
                <text:p text:style-name="P2"><text:span text:style-name="T1">DevOp</text:span></text:p>
              </draw:text-box>
            </draw:frame>
          </draw:g>
          <draw:custom-shape draw:style-name="gr12" draw:text-style-name="P2" draw:layer="layout" svg:width="11.303cm" svg:height="9.779cm" svg:x="23.03cm" svg:y="28.9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12.065cm" svg:height="1.397cm" svg:x="22.522cm" svg:y="37.195cm">
            <draw:text-box>
              <text:p text:style-name="P2"><text:span text:style-name="T1">L+G Maintenance Crew</text:span></text:p>
            </draw:text-box>
          </draw:frame>
          <draw:frame draw:style-name="gr5" draw:text-style-name="P3" draw:layer="layout" svg:width="1.651cm" svg:height="1.27cm" svg:x="23.284cm" svg:y="29.321cm">
            <draw:text-box>
              <text:p text:style-name="P2"><text:span text:style-name="T1">(d)</text:span></text:p>
            </draw:text-box>
          </draw:frame>
        </draw:g>
        <draw:g xml:id="id3" draw:id="id3">
          <draw:g>
            <draw:line draw:style-name="gr2" draw:text-style-name="P2" draw:layer="layout" svg:x1="51.81cm" svg:y1="29.597cm" svg:x2="51.81cm" svg:y2="32.646cm">
              <text:p/>
            </draw:line>
            <draw:line draw:style-name="gr3" draw:text-style-name="P2" draw:layer="layout" svg:x1="50.476cm" svg:y1="30.533cm" svg:x2="53.143cm" svg:y2="30.533cm">
              <text:p/>
            </draw:line>
            <draw:line draw:style-name="gr3" draw:text-style-name="P2" draw:layer="layout" svg:x1="50.476cm" svg:y1="33.593cm" svg:x2="51.81cm" svg:y2="32.577cm">
              <text:p/>
            </draw:line>
            <draw:line draw:style-name="gr3" draw:text-style-name="P2" draw:layer="layout" svg:x1="53.143cm" svg:y1="33.582cm" svg:x2="51.833cm" svg:y2="32.598cm">
              <text:p/>
            </draw:line>
            <draw:custom-shape draw:style-name="gr4" draw:text-style-name="P2" draw:layer="layout" svg:width="1.778cm" svg:height="1.525cm" svg:x="50.921cm" svg:y="27.9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3" draw:layer="layout" svg:width="4.799cm" svg:height="1.987cm" svg:x="49.387cm" svg:y="33.72cm">
              <draw:text-box>
                <text:p text:style-name="P2"><text:span text:style-name="T1">Local Authority</text:span></text:p>
              </draw:text-box>
            </draw:frame>
          </draw:g>
          <draw:frame draw:style-name="gr5" draw:text-style-name="P3" draw:layer="layout" svg:width="1.651cm" svg:height="1.27cm" svg:x="49.533cm" svg:y="27.162cm">
            <draw:text-box>
              <text:p text:style-name="P2"><text:span text:style-name="T1">(f)</text:span></text:p>
            </draw:text-box>
          </draw:frame>
        </draw:g>
        <draw:line draw:style-name="gr13" draw:text-style-name="P2" draw:layer="layout" svg:x1="42.716cm" svg:y1="1.508cm" svg:x2="42.716cm" svg:y2="40.116cm">
          <text:p/>
        </draw:line>
        <draw:g xml:id="id1" draw:id="id1">
          <draw:g>
            <draw:custom-shape draw:style-name="gr9" draw:text-style-name="P2" draw:layer="layout" svg:width="8.89cm" svg:height="5.08cm" svg:x="46.715cm" svg:y="8.96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3.429cm" svg:height="1.27cm" svg:x="51.541cm" svg:y="12.26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5" draw:text-style-name="P2" draw:layer="layout" svg:width="3.048cm" svg:height="2.159cm" svg:x="51.668cm" svg:y="9.728cm">
                <text:p/>
                <draw:enhanced-geometry draw:glue-point-type="segments" draw:type="mso-spt100" draw:modifiers="-95.0324229871727 -17.5266269996654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  <draw:custom-shape draw:style-name="gr16" draw:text-style-name="P2" draw:layer="layout" svg:width="3.048cm" svg:height="2.159cm" svg:x="51.795cm" svg:y="9.601cm">
                <text:p/>
                <draw:enhanced-geometry draw:glue-point-type="segments" draw:type="mso-spt100" draw:modifiers="-17.3084574399264 -95.1793715682764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g>
              <draw:custom-shape draw:style-name="gr9" draw:text-style-name="P2" draw:layer="layout" svg:width="3.937cm" svg:height="2.54cm" svg:x="47.096cm" svg:y="10.99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line draw:style-name="gr17" draw:text-style-name="P2" draw:layer="layout" svg:x1="47.371cm" svg:y1="11.316cm" svg:x2="47.371cm" svg:y2="13.221cm">
                    <text:p/>
                  </draw:line>
                  <draw:line draw:style-name="gr17" draw:text-style-name="P2" draw:layer="layout" svg:x1="47.371cm" svg:y1="13.221cm" svg:x2="50.759cm" svg:y2="13.221cm">
                    <text:p/>
                  </draw:line>
                </draw:g>
                <draw:custom-shape draw:style-name="gr18" draw:text-style-name="P2" draw:layer="layout" svg:width="3.175cm" svg:height="1.27cm" svg:x="47.473cm" svg:y="11.86cm">
                  <text:p/>
    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</draw:g>
            </draw:g>
            <draw:custom-shape draw:style-name="gr18" draw:text-style-name="P2" draw:layer="layout" svg:width="3.937cm" svg:height="1.27cm" svg:x="47.096cm" svg:y="9.347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3" draw:layer="layout" svg:width="8.89cm" svg:height="1.27cm" svg:x="46.715cm" svg:y="14.427cm">
              <draw:text-box>
                <text:p text:style-name="P2"><text:span text:style-name="T1">Aggregation Monitor</text:span></text:p>
              </draw:text-box>
            </draw:frame>
          </draw:g>
          <draw:frame draw:style-name="gr5" draw:text-style-name="P3" draw:layer="layout" svg:width="2.286cm" svg:height="1.27cm" svg:x="44.937cm" svg:y="7.788cm">
            <draw:text-box>
              <text:p text:style-name="P2"><text:span text:style-name="T1">(e)</text:span></text:p>
            </draw:text-box>
          </draw:frame>
        </draw:g>
        <draw:connector draw:style-name="gr19" draw:text-style-name="P2" draw:layer="layout" svg:x1="44.937cm" svg:y1="11.742cm" svg:x2="37.352cm" svg:y2="10.587cm" draw:start-shape="id1" draw:start-glue-point="3" draw:end-shape="id2" draw:end-glue-point="1" svg:d="M44937 11742h-3792v-1155h-3793" svg:viewBox="0 0 7586 1156">
          <text:p/>
        </draw:connector>
        <draw:connector draw:style-name="gr19" draw:text-style-name="P2" draw:layer="layout" svg:x1="51.786cm" svg:y1="27.162cm" svg:x2="50.271cm" svg:y2="15.697cm" draw:start-shape="id3" draw:start-glue-point="0" draw:end-shape="id1" svg:d="M51786 27162v-5732h-1515v-5733" svg:viewBox="0 0 1516 11466">
          <text:p/>
        </draw:connector>
        <draw:connector draw:style-name="gr19" draw:text-style-name="P2" draw:layer="layout" svg:x1="28.554cm" svg:y1="28.94cm" svg:x2="30.621cm" svg:y2="16.683cm" draw:start-shape="id4" draw:start-glue-point="0" draw:end-shape="id2" svg:d="M28554 28940v-6129h2067v-6128" svg:viewBox="0 0 2068 12258">
          <text:p/>
        </draw:connector>
        <draw:connector draw:style-name="gr19" draw:text-style-name="P2" draw:layer="layout" svg:x1="17.441cm" svg:y1="13.661cm" svg:x2="23.89cm" svg:y2="10.587cm" draw:end-shape="id2" svg:d="M17441 13661h2974v-3074h3475" svg:viewBox="0 0 6450 3075">
          <text:p/>
        </draw:connector>
        <draw:connector draw:style-name="gr20" draw:text-style-name="P2" draw:layer="layout" svg:x1="4.823cm" svg:y1="21.701cm" svg:x2="10.906cm" svg:y2="13.709cm" draw:start-shape="id5" draw:start-glue-point="0" draw:end-shape="id6" draw:end-glue-point="3" svg:d="M4823 21701v-7992h6083" svg:viewBox="0 0 6084 7993">
          <text:p/>
        </draw:connector>
        <draw:custom-shape draw:style-name="gr21" draw:text-style-name="P2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07-22T21:17:33.857451114</dc:date>
    <dc:creator>darjeeling </dc:creator>
    <meta:editing-duration>PT22M52S</meta:editing-duration>
    <meta:editing-cycles>4</meta:editing-cycles>
    <meta:generator>LibreOffice/4.2.4.2$Linux_X86_64 LibreOffice_project/420m0$Build-2</meta:generator>
    <meta:document-statistic meta:object-count="82"/>
  </office:meta>
</office:document-meta>
</file>